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itle">
      <style:text-properties officeooo:rsid="001c974a" officeooo:paragraph-rsid="001c974a"/>
    </style:style>
    <style:style style:name="P2" style:family="paragraph" style:parent-style-name="Text_20_body">
      <style:text-properties officeooo:rsid="001ee739" officeooo:paragraph-rsid="001ee739"/>
    </style:style>
    <style:style style:name="P3" style:family="paragraph" style:parent-style-name="Text_20_body">
      <style:text-properties officeooo:rsid="0020c3a1" officeooo:paragraph-rsid="0020c3a1"/>
    </style:style>
    <style:style style:name="P4" style:family="paragraph" style:parent-style-name="Text_20_body">
      <style:text-properties officeooo:rsid="00246f0c" officeooo:paragraph-rsid="00246f0c"/>
    </style:style>
    <style:style style:name="P5" style:family="paragraph" style:parent-style-name="Text_20_body">
      <style:text-properties officeooo:rsid="002648da" officeooo:paragraph-rsid="002666cc"/>
    </style:style>
    <style:style style:name="P6" style:family="paragraph" style:parent-style-name="Text_20_body">
      <style:text-properties officeooo:rsid="002666cc" officeooo:paragraph-rsid="002666cc"/>
    </style:style>
    <style:style style:name="P7" style:family="paragraph" style:parent-style-name="Text_20_body">
      <style:text-properties officeooo:rsid="0026d47e" officeooo:paragraph-rsid="0026d47e"/>
    </style:style>
    <style:style style:name="P8" style:family="paragraph" style:parent-style-name="Text_20_body">
      <style:text-properties officeooo:rsid="0029434f" officeooo:paragraph-rsid="002e4161"/>
    </style:style>
    <style:style style:name="P9" style:family="paragraph" style:parent-style-name="Text_20_body">
      <style:text-properties officeooo:rsid="002b3de3" officeooo:paragraph-rsid="002b3de3"/>
    </style:style>
    <style:style style:name="P10" style:family="paragraph" style:parent-style-name="Preformatted_20_Text">
      <style:text-properties officeooo:rsid="0031ac5f" officeooo:paragraph-rsid="0031ac5f"/>
    </style:style>
    <style:style style:name="P11" style:family="paragraph" style:parent-style-name="Preformatted_20_Text">
      <style:paragraph-properties fo:margin-left="0.4925in" fo:margin-right="0in" fo:text-indent="0in" style:auto-text-indent="false"/>
    </style:style>
    <style:style style:name="P12" style:family="paragraph" style:parent-style-name="Preformatted_20_Text">
      <style:paragraph-properties fo:margin-left="0.4925in" fo:margin-right="0in" fo:text-indent="0in" style:auto-text-indent="false"/>
      <style:text-properties officeooo:rsid="0031ac5f" officeooo:paragraph-rsid="0031ac5f"/>
    </style:style>
    <style:style style:name="P13" style:family="paragraph" style:parent-style-name="Preformatted_20_Text">
      <style:paragraph-properties fo:margin-left="0.9846in" fo:margin-right="0in" fo:text-indent="0in" style:auto-text-indent="false"/>
    </style:style>
    <style:style style:name="P14" style:family="paragraph" style:parent-style-name="Preformatted_20_Text">
      <style:paragraph-properties fo:margin-left="0.9846in" fo:margin-right="0in" fo:text-indent="0in" style:auto-text-indent="false"/>
      <style:text-properties officeooo:rsid="0031ac5f" officeooo:paragraph-rsid="0031ac5f"/>
    </style:style>
    <style:style style:name="T1" style:family="text">
      <style:text-properties officeooo:rsid="00201b26"/>
    </style:style>
    <style:style style:name="T2" style:family="text">
      <style:text-properties officeooo:rsid="002286b2"/>
    </style:style>
    <style:style style:name="T3" style:family="text">
      <style:text-properties officeooo:rsid="002356d5"/>
    </style:style>
    <style:style style:name="T4" style:family="text">
      <style:text-properties officeooo:rsid="0025b150"/>
    </style:style>
    <style:style style:name="T5" style:family="text">
      <style:text-properties officeooo:rsid="002666cc"/>
    </style:style>
    <style:style style:name="T6" style:family="text">
      <style:text-properties fo:font-weight="bold" style:font-weight-asian="bold" style:font-weight-complex="bold"/>
    </style:style>
    <style:style style:name="T7" style:family="text">
      <style:text-properties fo:font-weight="bold" officeooo:rsid="00286791" style:font-weight-asian="bold" style:font-weight-complex="bold"/>
    </style:style>
    <style:style style:name="T8" style:family="text">
      <style:text-properties officeooo:rsid="00286791"/>
    </style:style>
    <style:style style:name="T9" style:family="text">
      <style:text-properties officeooo:rsid="002a70b4"/>
    </style:style>
    <style:style style:name="T10" style:family="text">
      <style:text-properties officeooo:rsid="002d382d"/>
    </style:style>
    <style:style style:name="T11" style:family="text">
      <style:text-properties officeooo:rsid="002e4161"/>
    </style:style>
    <style:style style:name="T12" style:family="text">
      <style:text-properties officeooo:rsid="003050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ley Comparison</text:p>
      <text:p text:style-name="Quotations">Author: Vivian Stewart</text:p>
      <text:h text:style-name="Heading_20_1" text:outline-level="1">notes:</text:h>
      <text:p text:style-name="P2">Dafny makes a clear distinction between imperative and functional code where as Whiley does not.</text:p>
      <text:p text:style-name="P2">Dafny use<text:span text:style-name="T3">s</text:span> functional code to help prove the correctness of imperative code. <text:span text:style-name="T3">I.e functions are only used in specification unless qualified as 'function method'</text:span></text:p>
      <text:p text:style-name="P2">Whiley allows you to do more with less, minimal syntax but more expressive. (IMPORTANT!! <text:span text:style-name="T1">flexibility</text:span>) <text:span text:style-name="T4">that is we replace language complexity with simple language expression… Dafny has complicated extraneous syntax, lots to remember and coordinate.</text:span></text:p>
      <text:p text:style-name="P3">The tools Dafny provides <text:span text:style-name="T2">are</text:span> for the development of proofs in a “top-down” manner, and which allow us to concentrate on the “architecture” of the proof.</text:p>
      <text:p text:style-name="P4">TODO: insert(), merge(), binarySearch(), qsort()</text:p>
      <text:p text:style-name="P5">The semantics of logic expressions in ACSL (Frama-C) is based on mathematical first-order logic [25]. In particular, it is a 2-valued logic with only total functions. Consequently, expressions are never “undefined”. <text:span text:style-name="T5">Having only total functions implies than one can write terms such as 1/0, or *p when p is null.</text:span></text:p>
      <text:p text:style-name="P6">Specifications in Frama-C can have implicit casts between C-types and Mathematical types (something to watch out for.)</text:p>
      <text:p text:style-name="P7">Weird:</text:p>
      <text:p text:style-name="P7">• 5/3 is 1 and 5%3 is 2;</text:p>
      <text:p text:style-name="P7">• (-5)/3 is -1 and (-5)%3 is -2;</text:p>
      <text:p text:style-name="P7">• 5/(-3) is -1 and 5%(-3) is 2;</text:p>
      <text:p text:style-name="P7">• (-5)/(-3) is 1 and (-5)%(-3) is -2.</text:p>
      <text:p text:style-name="P7"><text:span text:style-name="T7">Frama-C </text:span><text:span text:style-name="T6">Degree of Completeness </text:span>The previous section has t<text:span text:style-name="T8">aught</text:span> us that writing a fairly complete specification (in fact we could still add some clauses to the specification above, as we will see in the next chapters) is not immediate, and thus that it is easy to come up with only a partial specification. Hence, it raises two frequently asked questions: how can we be sure that our specification is complete, and how complete must a specification be. The answers however do not lie in ACSL itself. For the first one, one must reason on some model of the specified application. For the second one, there is no definite answer. It depends on the context in which the specification is written and the kind of properties that must be established: the amount of specification required for a given function is very different when verifying a given property for a given application in which calls to the function always occur in a well-defined context and when specifying it as a library function which should be callable in as many contexts as possible.</text:p>
      <text:p text:style-name="P8"><text:soft-page-break/><text:span text:style-name="T6">Frama-C</text:span> When no <text:span text:style-name="T9">'</text:span>assigns<text:span text:style-name="T9">'</text:span> clauses are specified, the function is allowed to modify every visible variable. <text:span text:style-name="T11">&lt;Termintes&gt;It is possible to relax a particular function’s specification by providing a formula that describes the conditions in which the function is guaranteed to terminate. &lt;Assertions&gt;when the analyzer is not able to determine that an assertion always holds, it may be able to produce a pre-condition for the function that would, if it was added to the function’s contract, ensure that the assertion was verified. &lt;Overflow&gt; overflow is/must be handled.</text:span></text:p>
      <text:p text:style-name="Preformatted_20_Text">/*@</text:p>
      <text:p text:style-name="P11"><text:span text:style-name="T6">inductive</text:span> reachable{L} (list* root, list* node) {</text:p>
      <text:p text:style-name="P13"><text:span text:style-name="T6">case</text:span> root_reachable{L}:</text:p>
      <text:p text:style-name="P13"><text:s text:c="2"/><text:span text:style-name="T6">\forall</text:span> list* root; reachable(root,root);</text:p>
      <text:p text:style-name="P13"><text:span text:style-name="T6">case</text:span> next_reachable{L}: // <text:span text:style-name="T12">L indicates a Label -&gt; memory state</text:span></text:p>
      <text:p text:style-name="P13"><text:s text:c="2"/><text:span text:style-name="T6">\forall</text:span> list* root, *node;</text:p>
      <text:p text:style-name="P13"><text:s text:c="4"/><text:span text:style-name="T6">\valid</text:span>(root) ==&gt; reachable(root−&gt;next, node) ==&gt;</text:p>
      <text:p text:style-name="P13"><text:s text:c="21"/>reachable(root,node);</text:p>
      <text:p text:style-name="P11">}</text:p>
      <text:p text:style-name="Preformatted_20_Text">*/</text:p>
      <text:p text:style-name="Preformatted_20_Text"/>
      <text:p text:style-name="P10">/*@ <text:s text:c="2"/><text:span text:style-name="T6">requires</text:span> <text:span text:style-name="T6">\valid</text:span>(p) &amp;&amp; <text:span text:style-name="T6">\valid</text:span>(q);</text:p>
      <text:p text:style-name="P12"><text:span text:style-name="T6">ensures</text:span> *p &lt;= *q; // pointers</text:p>
      <text:p text:style-name="P12"><text:span text:style-name="T6">behavior</text:span> p_minimum:</text:p>
      <text:p text:style-name="P14"><text:span text:style-name="T6">assumes</text:span> *p &lt; *q;</text:p>
      <text:p text:style-name="P14"><text:span text:style-name="T6">ensures</text:span> *p == <text:span text:style-name="T6">\old</text:span>(*p) &amp;&amp; *q == <text:span text:style-name="T6">\old</text:span>(*q);</text:p>
      <text:p text:style-name="P12"><text:span text:style-name="T6">behavior</text:span> q_minimum:</text:p>
      <text:p text:style-name="P14"><text:span text:style-name="T6">assumes</text:span> *p &gt;= *q;</text:p>
      <text:p text:style-name="P14"><text:span text:style-name="T6">ensures</text:span> *p == <text:span text:style-name="T6">\old</text:span>(*q) &amp;&amp; *q == <text:span text:style-name="T6">\old</text:span>(*p);</text:p>
      <text:p text:style-name="P12"><text:span text:style-name="T6">complete</text:span> <text:span text:style-name="T6">behaviors</text:span> p_minimum, q_minimum;</text:p>
      <text:p text:style-name="P12"><text:span text:style-name="T6">disjoint</text:span> <text:span text:style-name="T6">behaviors</text:span> p_minimum, q_minimum;</text:p>
      <text:p text:style-name="P10">*/</text:p>
      <text:p text:style-name="P8"/>
      <text:p text:style-name="P9">No verifier can tell you whether your code doesn't work the according to the specification or the specification doe<text:span text:style-name="T10">sn't describe what the code does, as this depends on the intention of the user/develo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15-12-01T11:52:45.521015690</meta:creation-date>
    <dc:date>2015-12-15T11:05:08.628579935</dc:date>
    <dc:creator>. .</dc:creator>
    <meta:editing-duration>P1DT23H57M57S</meta:editing-duration>
    <meta:editing-cycles>11</meta:editing-cycles>
    <meta:generator>LibreOffice/4.4.5.2$Linux_X86_64 LibreOffice_project/a22f674fd25a3b6f45bdebf25400ed2adff0ff99</meta:generator>
    <meta:document-statistic meta:table-count="0" meta:image-count="0" meta:object-count="0" meta:page-count="2" meta:paragraph-count="39" meta:word-count="594" meta:character-count="3729" meta:non-whitespace-character-count="3143"/>
  </office:meta>
</office:document-meta>
</file>